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office:version="1.2">
  <office:automatic-styles/>
  <office:body>
    <office:text>
      <text:h text:outline-level="1">Formatting Test Document</text:h>
      <text:p>This paragraph contains <text:span text:style-name="BoldStyle">bold text</text:span>, <text:span text:style-name="ItalicStyle">italic text</text:span>, and normal text.</text:p>
      <text:p>This paragraph has <text:span text:style-name="BoldItalicStyle">bold and italic text</text:span> together.</text:p>
      <text:h text:outline-level="2">Level 2 Heading</text:h>
      <text:p>Content under level 2 heading.</text:p>
      <text:h text:outline-level="3">Level 3 Heading</text:h>
      <text:p>Content under level 3 heading.</text:p>
      <text:p>Visit our <text:a xlink:href="https://example.com" xlink:type="simple">website</text:a> for more information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office:version="1.2">
  <office:styles>
    <style:style style:name="BoldStyle" style:family="text" style:display-name="BoldStyle">
      <style:text-properties fo:font-weight="bold"/>
    </style:style>
    <style:style style:name="ItalicStyle" style:family="text" style:display-name="ItalicStyle">
      <style:text-properties fo:font-style="italic"/>
    </style:style>
    <style:style style:name="BoldItalicStyle" style:family="text" style:display-name="BoldItalicStyle">
      <style:text-properties fo:font-weight="bold" fo:font-style="italic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